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Verdana" svg:font-family="Verdana"/>
    <style:font-face style:name="Courier-Oblique" svg:font-family="Courier-Oblique" style:font-family-generic="modern"/>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0pt" style:font-size-asian="10pt" style:font-size-complex="10pt"/>
    </style:style>
    <style:style style:name="P2" style:family="paragraph" style:parent-style-name="Text_20_body">
      <style:text-properties style:font-name="Courier" fo:font-style="italic" style:font-style-asian="italic" style:font-style-complex="italic"/>
    </style:style>
    <style:style style:name="P3" style:family="paragraph" style:parent-style-name="Standard">
      <style:text-properties style:use-window-font-color="true" style:text-position="0% 100%" fo:font-size="10pt" style:font-name-asian="Courier" style:font-size-asian="10pt" style:font-name-complex="Courier" style:font-size-complex="10pt"/>
    </style:style>
    <style:style style:name="P4" style:family="paragraph" style:parent-style-name="Text_20_body">
      <style:text-properties style:use-window-font-color="true" style:text-position="0% 100%" fo:font-size="10pt" style:font-name-asian="Courier" style:font-size-asian="10pt" style:font-name-complex="Courier" style:font-size-complex="10pt"/>
    </style:style>
    <style:style style:name="P5" style:family="paragraph" style:parent-style-name="Text_20_body">
      <style:text-properties style:use-window-font-color="true" style:text-position="0% 100%" style:font-name="Courier" fo:font-size="10pt" fo:font-style="italic" style:font-name-asian="Courier" style:font-size-asian="10pt" style:font-style-asian="italic" style:font-name-complex="Courier" style:font-size-complex="10pt" style:font-style-complex="italic"/>
    </style:style>
    <style:style style:name="P6" style:family="paragraph" style:parent-style-name="Text_20_body">
      <style:text-properties style:font-name="Courier"/>
    </style:style>
    <style:style style:name="P7" style:family="paragraph" style:parent-style-name="Heading_20_1">
      <style:text-properties style:use-window-font-color="true" style:text-position="0% 100%" style:font-name-asian="Courier-Oblique" style:font-name-complex="Courier-Oblique"/>
    </style:style>
    <style:style style:name="P8" style:family="paragraph" style:parent-style-name="Heading_20_2">
      <style:text-properties style:use-window-font-color="true" style:text-position="0% 100%" fo:font-size="14pt" style:font-name-asian="Courier" style:font-size-asian="14pt" style:font-name-complex="Courier" style:font-size-complex="14pt"/>
    </style:style>
    <style:style style:name="P9" style:family="paragraph" style:parent-style-name="Heading_20_2">
      <style:text-properties style:use-window-font-color="true" style:text-position="0% 100%" style:font-name-asian="Courier" style:font-name-complex="Courier"/>
    </style:style>
    <style:style style:name="T1" style:family="text">
      <style:text-properties style:use-window-font-color="true" style:font-name="Courier" style:font-name-asian="Courier" style:font-name-complex="Courier"/>
    </style:style>
    <style:style style:name="T2" style:family="text">
      <style:text-properties style:use-window-font-color="true" style:font-name="Courier" fo:font-style="italic" style:font-name-asian="Courier" style:font-style-asian="italic" style:font-name-complex="Courier" style:font-style-complex="italic"/>
    </style:style>
    <style:style style:name="T3" style:family="text">
      <style:text-properties style:use-window-font-color="true" style:font-name="Courier" fo:font-style="normal" style:font-name-asian="Courier" style:font-style-asian="normal" style:font-name-complex="Courier" style:font-style-complex="normal"/>
    </style:style>
    <style:style style:name="T4" style:family="text">
      <style:text-properties style:use-window-font-color="true" style:font-name="Courier-Oblique" fo:font-style="italic" style:font-name-asian="Courier-Oblique" style:font-style-asian="italic" style:font-name-complex="Courier-Oblique" style:font-style-complex="italic"/>
    </style:style>
    <style:style style:name="T5" style:family="text">
      <style:text-properties style:use-window-font-color="true" style:font-name="Courier-Oblique" fo:font-size="10pt" fo:font-style="italic" style:font-name-asian="Courier-Oblique" style:font-size-asian="10pt" style:font-style-asian="italic" style:font-name-complex="Courier-Oblique" style:font-size-complex="10pt" style:font-style-complex="italic"/>
    </style:style>
    <style:style style:name="T6" style:family="text">
      <style:text-properties style:use-window-font-color="true" style:text-position="-27% 58%" style:font-name="Courier-Oblique" fo:font-style="italic" style:font-name-asian="Courier-Oblique" style:font-style-asian="italic" style:font-name-complex="Courier-Oblique" style:font-style-complex="italic"/>
    </style:style>
    <style:style style:name="T7" style:family="text">
      <style:text-properties style:use-window-font-color="true" style:text-position="-27% 58%" style:font-name="Courier-Oblique" fo:font-size="10pt" fo:font-style="italic" style:font-name-asian="Courier-Oblique" style:font-size-asian="10pt" style:font-style-asian="italic" style:font-name-complex="Courier-Oblique" style:font-size-complex="10pt" style:font-style-complex="italic"/>
    </style:style>
    <style:style style:name="T8" style:family="text">
      <style:text-properties style:use-window-font-color="true" style:text-position="-27% 58%" style:font-name="Courier-Oblique" fo:font-size="10pt" style:font-name-asian="Courier-Oblique" style:font-size-asian="10pt" style:font-name-complex="Courier-Oblique" style:font-size-complex="10pt"/>
    </style:style>
    <style:style style:name="T9" style:family="text">
      <style:text-properties style:use-window-font-color="true" style:text-position="-27% 58%" style:font-name="Courier" fo:font-style="italic" style:font-name-asian="Courier" style:font-style-asian="italic" style:font-name-complex="Courier" style:font-style-complex="italic"/>
    </style:style>
    <style:style style:name="T10" style:family="text">
      <style:text-properties style:use-window-font-color="true" style:text-position="-27% 58%" fo:font-size="10pt" style:font-name-asian="Courier" style:font-size-asian="10pt" style:font-name-complex="Courier" style:font-size-complex="10pt"/>
    </style:style>
    <style:style style:name="T11" style:family="text">
      <style:text-properties style:use-window-font-color="true" style:text-position="0% 100%" style:font-name="Courier-Oblique" fo:font-style="italic" style:font-name-asian="Courier-Oblique" style:font-style-asian="italic" style:font-name-complex="Courier-Oblique" style:font-style-complex="italic"/>
    </style:style>
    <style:style style:name="T12" style:family="text">
      <style:text-properties style:use-window-font-color="true" style:text-position="0% 100%" style:font-name="Courier-Oblique" fo:font-size="10pt" fo:font-style="italic" style:font-name-asian="Courier-Oblique" style:font-size-asian="10pt" style:font-style-asian="italic" style:font-name-complex="Courier-Oblique" style:font-size-complex="10pt" style:font-style-complex="italic"/>
    </style:style>
    <style:style style:name="T13" style:family="text">
      <style:text-properties style:use-window-font-color="true" style:text-position="0% 100%" style:font-name="Courier" fo:font-style="normal" style:font-name-asian="Courier" style:font-style-asian="normal" style:font-name-complex="Courier" style:font-style-complex="normal"/>
    </style:style>
    <style:style style:name="T14" style:family="text">
      <style:text-properties style:use-window-font-color="true" style:text-position="0% 100%" style:font-name="Courier" fo:font-size="10pt" fo:font-style="normal" style:font-name-asian="Courier" style:font-size-asian="10pt" style:font-style-asian="normal" style:font-name-complex="Courier" style:font-size-complex="10pt" style:font-style-complex="normal"/>
    </style:style>
    <style:style style:name="T15" style:family="text">
      <style:text-properties style:use-window-font-color="true" style:text-position="0% 100%" style:font-name="Courier" fo:font-style="italic" style:font-name-asian="Courier" style:font-style-asian="italic" style:font-name-complex="Courier" style:font-style-complex="italic"/>
    </style:style>
    <style:style style:name="T16" style:family="text">
      <style:text-properties style:use-window-font-color="true" style:text-position="0% 100%" style:font-name="Times-Roman" fo:font-style="normal" style:font-name-asian="Times-Roman" style:font-style-asian="normal" style:font-name-complex="Times-Roman" style:font-style-complex="normal"/>
    </style:style>
    <style:style style:name="T17" style:family="text">
      <style:text-properties style:use-window-font-color="true" style:text-position="0% 100%" style:font-name-asian="Courier-Oblique" style:font-name-complex="Courier-Oblique"/>
    </style:style>
    <style:style style:name="T18" style:family="text">
      <style:text-properties style:use-window-font-color="true" style:text-position="0% 100%" fo:font-size="10pt" style:font-name-asian="Courier" style:font-size-asian="10pt" style:font-name-complex="Courier" style:font-size-complex="10pt"/>
    </style:style>
    <style:style style:name="T19" style:family="text">
      <style:text-properties style:font-name="Courier"/>
    </style:style>
    <style:style style:name="T20" style:family="text">
      <style:text-properties style:text-position="sub 58%"/>
    </style:style>
    <style:style style:name="T21" style:family="text">
      <style:text-properties style:text-position="sub 58%" fo:font-style="italic" style:font-style-asian="italic" style:font-style-complex="italic"/>
    </style:style>
    <style:style style:name="T2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isp Syntax for Ginger</text:p>
      <text:h text:style-name="Heading_20_1" text:outline-level="1">Introduction</text:h>
      <text:p text:style-name="Text_20_body">This document defines the syntax accepted by lisp2gnx. Ginger is heavily influenced by Lisp and so it is not surprising that it is relatively easy to provide lisp-like syntax that will be natural and easy-to-learn for any Lisp programmer.</text:p>
      <text:p text:style-name="Text_20_body">The intention of defining a lisp-style syntax for Ginger is largely to demonstrate that the implementation of AppGinger is entirely syntax agnostic. It also shows that the Common syntax has no private API or special knowledge that an alternative front-end could not provide.</text:p>
      <text:h text:style-name="Heading_20_1" text:outline-level="1">Constants</text:h>
      <text:h text:style-name="Heading_20_2" text:outline-level="2">Absent</text:h>
      <text:p text:style-name="Text_20_body">Lisp does not have a value that naturally corresponds to absent, so the symbol absent is used in its place.</text:p>
      <text:h text:style-name="Heading_20_2" text:outline-level="2">Booleans, Numbers, Strings and Characters</text:h>
      <text:p text:style-name="Text_20_body">Booleans, numbers, strings and characters are represented using the equivalent lisp literals. So booleans are represented with #t and #f, numbers in the usual way, strings are double quoted and characters as #\&lt;char&gt;.</text:p>
      <text:h text:style-name="Heading_20_2" text:outline-level="2">Empty List</text:h>
      <text:p text:style-name="Text_20_body">The empty list can be represented as a quoted empty list '(), as the constant nil, or as a quasi-quoted list `().</text:p>
      <text:h text:style-name="Heading_20_2" text:outline-level="2">Quasiquoting</text:h>
      <text:p text:style-name="Text_20_body">Quasi-quoting works in the usual fashion. </text:p>
      <text:h text:style-name="Heading_20_1" text:outline-level="1">Variables</text:h>
      <text:h text:style-name="Heading_20_1" text:outline-level="1">Let</text:h>
      <text:p text:style-name="P6">(let ((<text:span text:style-name="T22">&lt;key</text:span><text:span text:style-name="T21">1</text:span><text:span text:style-name="T22">&gt;</text:span> <text:span text:style-name="T22">&lt;value</text:span><text:span text:style-name="T21">2</text:span><text:span text:style-name="T22">&gt;</text:span>) (<text:span text:style-name="T22">&lt;key</text:span><text:span text:style-name="T21">1</text:span><text:span text:style-name="T22">&gt;</text:span> <text:span text:style-name="T22">&lt;value</text:span><text:span text:style-name="T21">2</text:span><text:span text:style-name="T22">&gt;</text:span>) …) <text:span text:style-name="T22">&lt;expression</text:span><text:span text:style-name="T21">1</text:span><text:span text:style-name="T22">&gt;</text:span> <text:span text:style-name="T22">&lt;expression</text:span><text:span text:style-name="T21">2</text:span><text:span text:style-name="T22">&gt;</text:span> ...)</text:p>
      <text:h text:style-name="Heading_20_1" text:outline-level="1">Sequences</text:h>
      <text:p text:style-name="P1"><text:span text:style-name="T1">(begin</text:span><text:span text:style-name="T4"> &lt;expression</text:span><text:span text:style-name="T6">1</text:span><text:span text:style-name="T11">&gt; &lt;expression</text:span><text:span text:style-name="T6">2</text:span><text:span text:style-name="T11">&gt; ...</text:span><text:span text:style-name="T13">)</text:span></text:p>
      <text:p text:style-name="Text_20_body"/>
      <text:h text:style-name="Heading_20_1" text:outline-level="1">Function Call</text:h>
      <text:p text:style-name="Text_20_body"><text:span text:style-name="T19">(&lt;function&gt;</text:span> <text:span text:style-name="T5">&lt;expression</text:span><text:span text:style-name="T7">1</text:span><text:span text:style-name="T12">&gt; &lt;expression</text:span><text:span text:style-name="T7">2</text:span><text:span text:style-name="T12">&gt; ...</text:span><text:span text:style-name="T14">)</text:span></text:p>
      <text:p text:style-name="Text_20_body"/>
      <text:h text:style-name="Heading_20_1" text:outline-level="1"><text:soft-page-break/>Conditionals</text:h>
      <text:p text:style-name="P1"><text:span text:style-name="T1">(if</text:span><text:span text:style-name="T4"> &lt;test&gt; &lt;consequent&gt; &lt;alternate&gt;)</text:span></text:p>
      <text:p text:style-name="P1"><text:span text:style-name="T2">(if</text:span><text:span text:style-name="T4"> &lt;test&gt; &lt;consequent&gt;</text:span><text:span text:style-name="T3">)</text:span></text:p>
      <text:p text:style-name="P1"><text:span text:style-name="T2">(cond</text:span><text:span text:style-name="T4"> &lt;clause</text:span><text:span text:style-name="T6">1</text:span><text:span text:style-name="T11">&gt; &lt;clause</text:span><text:span text:style-name="T6">2</text:span><text:span text:style-name="T11">&gt; ...</text:span><text:span text:style-name="T13">)</text:span><text:span text:style-name="T16"> </text:span></text:p>
      <text:p text:style-name="P1"><text:span text:style-name="T11"><text:tab/></text:span><text:span text:style-name="T15">(&lt;test&gt; &lt;expression</text:span><text:span text:style-name="T9">1</text:span><text:span text:style-name="T15">&gt; …)</text:span></text:p>
      <text:p text:style-name="P1"><text:span text:style-name="T11"><text:tab/></text:span><text:span text:style-name="T15">(&lt;test&gt; =&gt; &lt;expression&gt;)</text:span></text:p>
      <text:p text:style-name="P1"><text:span text:style-name="T11"><text:tab/></text:span><text:span text:style-name="T15">(else &lt;expression</text:span><text:span text:style-name="T9">1</text:span><text:span text:style-name="T15">&gt; &lt;expression</text:span><text:span text:style-name="T9">2</text:span><text:span text:style-name="T15">&gt; …)</text:span></text:p>
      <text:h text:style-name="P7" text:outline-level="1">Loops</text:h>
      <text:p text:style-name="P2"><text:span text:style-name="T17">(for</text:span><text:span text:style-name="T18"> </text:span><text:span text:style-name="T17">&lt;query&gt;</text:span><text:span text:style-name="T18"> &lt;expression</text:span><text:span text:style-name="T10">1</text:span><text:span text:style-name="T18">&gt; &lt;expression</text:span><text:span text:style-name="T10">2</text:span><text:span text:style-name="T18">&gt; …)</text:span></text:p>
      <text:h text:style-name="P8" text:outline-level="2">Patterns</text:h>
      <text:p text:style-name="P3">(var &lt;symbol&gt;)</text:p>
      <text:p text:style-name="P3">(&lt;expression&gt; &lt;pattern&gt; &lt;pattern&gt; …)</text:p>
      <text:p text:style-name="P3"/>
      <text:p text:style-name="Standard"/>
      <text:h text:style-name="P9" text:outline-level="2">Queries</text:h>
      <text:p text:style-name="P4"><text:tab/>(in &lt;pattern&gt; &lt;expression&gt;)</text:p>
      <text:p text:style-name="Text_20_body"><text:span text:style-name="T18"><text:tab/>(from &lt;pattern&gt; &lt;expression</text:span><text:span text:style-name="T8">1</text:span><text:span text:style-name="T18">&gt; &lt;expression</text:span><text:span text:style-name="T10">2</text:span><text:span text:style-name="T18">&gt;)</text:span></text:p>
      <text:p text:style-name="P5"><text:tab/>(bind &lt;pattern&gt; &lt;expression&gt;)</text:p>
      <text:h text:style-name="Heading_20_1" text:outline-level="1"/>
      <text:h text:style-name="Heading_20_1" text:outline-level="1">Packages &amp; Imports</text:h>
      <text:p text:style-name="Text_20_body">(package &lt;package-name&gt;</text:p>
      <text:p text:style-name="Text_20_body"><text:tab/>( &lt;import1&gt; &lt;import2&gt; … )</text:p>
      <text:p text:style-name="Text_20_body"><text:tab/>statements … )</text:p>
      <text:p text:style-name="Text_20_body">(import &lt;package-name&gt;</text:p>
      <text:p text:style-name="Text_20_body"><text:tab/>(match &lt;tag1&gt; &lt;tag2&gt;... )</text:p>
      <text:p text:style-name="Text_20_body"><text:tab/>(alias &lt;alias-name&gt;)</text:p>
      <text:p text:style-name="Text_20_body"><text:tab/>(qualified &lt;boolean&gt;)</text:p>
      <text:p text:style-name="Text_20_body"><text:tab/>(protected &lt;boolean&gt;)</text:p>
      <text:p text:style-name="Text_20_body"><text:tab/>(into &lt;tag1&gt; &lt;tag2&gt; ...))</text:p>
      <text:p text:style-name="Text_20_body"/>
      <text:p text:style-name="Text_20_body"/>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Verdana" svg:font-family="Verdana"/>
    <style:font-face style:name="Courier-Oblique" svg:font-family="Courier-Oblique" style:font-family-generic="modern"/>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fo:font-size="10pt"/>
    </style:style>
    <style:style style:name="List" style:family="paragraph" style:parent-style-name="Text_20_body" style:class="list">
      <style:text-properties style:font-name="Verdana"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Preformatted_20_Text" style:class="html">
      <style:paragraph-properties fo:margin-left="1.251cm" fo:margin-right="0cm"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Leach</meta:initial-creator>
    <meta:creation-date>2010-08-17T20:09:04</meta:creation-date>
    <dc:date>2010-08-27T16:12:05</dc:date>
    <dc:creator>Stephen Leach</dc:creator>
    <meta:editing-duration>PT109H42M57S</meta:editing-duration>
    <meta:editing-cycles>7</meta:editing-cycles>
    <meta:generator>OpenOffice.org/3.2$Unix OpenOffice.org_project/320m18$Build-9502</meta:generator>
    <meta:document-statistic meta:table-count="0" meta:image-count="0" meta:object-count="0" meta:page-count="2" meta:paragraph-count="47" meta:word-count="280" meta:character-count="1925"/>
  </office:meta>
</office:document-meta>
</file>